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97432" calcext:value-type="float">
            <text:p>5.897432</text:p>
          </table:table-cell>
          <table:table-cell table:style-name="ce1" table:formula="of:=[.B1]/32182" office:value-type="float" office:value="0.000183252501398297" calcext:value-type="float">
            <text:p>0.0001832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916595" calcext:value-type="float">
            <text:p>5.916595</text:p>
          </table:table-cell>
          <table:table-cell table:style-name="ce1" table:formula="of:=[.B2]/32182" office:value-type="float" office:value="0.00018384795848611" calcext:value-type="float">
            <text:p>0.0001838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920907" calcext:value-type="float">
            <text:p>5.920907</text:p>
          </table:table-cell>
          <table:table-cell table:style-name="ce1" table:formula="of:=[.B3]/32182" office:value-type="float" office:value="0.000183981946429681" calcext:value-type="float">
            <text:p>0.00018398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917915" calcext:value-type="float">
            <text:p>5.917915</text:p>
          </table:table-cell>
          <table:table-cell table:style-name="ce1" table:formula="of:=[.B4]/32182" office:value-type="float" office:value="0.00018388897520353" calcext:value-type="float">
            <text:p>0.000183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919132" calcext:value-type="float">
            <text:p>5.919132</text:p>
          </table:table-cell>
          <table:table-cell table:style-name="ce1" table:formula="of:=[.B5]/32182" office:value-type="float" office:value="0.00018392679137406" calcext:value-type="float">
            <text:p>0.00018392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26122" calcext:value-type="float">
            <text:p>5.926122</text:p>
          </table:table-cell>
          <table:table-cell table:style-name="ce1" table:formula="of:=[.B6]/32182" office:value-type="float" office:value="0.00018414399353676" calcext:value-type="float">
            <text:p>0.000184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921686" calcext:value-type="float">
            <text:p>5.921686</text:p>
          </table:table-cell>
          <table:table-cell table:style-name="ce1" table:formula="of:=[.B7]/32182" office:value-type="float" office:value="0.000184006152507613" calcext:value-type="float">
            <text:p>0.00018400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18291" calcext:value-type="float">
            <text:p>5.918291</text:p>
          </table:table-cell>
          <table:table-cell table:style-name="ce1" table:formula="of:=[.B8]/32182" office:value-type="float" office:value="0.00018390065875334" calcext:value-type="float">
            <text:p>0.0001839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932998" calcext:value-type="float">
            <text:p>5.932998</text:p>
          </table:table-cell>
          <table:table-cell table:style-name="ce1" table:formula="of:=[.B9]/32182" office:value-type="float" office:value="0.000184357653346591" calcext:value-type="float">
            <text:p>0.00018435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09057" calcext:value-type="float">
            <text:p>6.009057</text:p>
          </table:table-cell>
          <table:table-cell table:style-name="ce1" table:formula="of:=[.B10]/32182" office:value-type="float" office:value="0.000186721055248275" calcext:value-type="float">
            <text:p>0.00018672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032114" calcext:value-type="float">
            <text:p>6.032114</text:p>
          </table:table-cell>
          <table:table-cell table:style-name="ce1" table:formula="of:=[.B11]/32182" office:value-type="float" office:value="0.000187437511652477" calcext:value-type="float">
            <text:p>0.0001874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044582" calcext:value-type="float">
            <text:p>6.044582</text:p>
          </table:table-cell>
          <table:table-cell table:style-name="ce1" table:formula="of:=[.B12]/32182" office:value-type="float" office:value="0.000187824933192468" calcext:value-type="float">
            <text:p>0.00018782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085582" calcext:value-type="float">
            <text:p>6.085582</text:p>
          </table:table-cell>
          <table:table-cell table:style-name="ce1" table:formula="of:=[.B13]/32182" office:value-type="float" office:value="0.00018909893729414" calcext:value-type="float">
            <text:p>0.00018909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103826" calcext:value-type="float">
            <text:p>6.103826</text:p>
          </table:table-cell>
          <table:table-cell table:style-name="ce1" table:formula="of:=[.B14]/32182" office:value-type="float" office:value="0.000189665838046113" calcext:value-type="float">
            <text:p>0.00018966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751472" calcext:value-type="float">
            <text:p>11.751472</text:p>
          </table:table-cell>
          <table:table-cell table:style-name="ce1" table:formula="of:=[.B15]/32182" office:value-type="float" office:value="0.000365156671431235" calcext:value-type="float">
            <text:p>0.00036515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744356" calcext:value-type="float">
            <text:p>11.744356</text:p>
          </table:table-cell>
          <table:table-cell table:style-name="ce1" table:formula="of:=[.B16]/32182" office:value-type="float" office:value="0.000364935554036418" calcext:value-type="float">
            <text:p>0.00036493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764257" calcext:value-type="float">
            <text:p>11.764257</text:p>
          </table:table-cell>
          <table:table-cell table:style-name="ce1" table:formula="of:=[.B17]/32182" office:value-type="float" office:value="0.000365553943198061" calcext:value-type="float">
            <text:p>0.00036555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188625" calcext:value-type="float">
            <text:p>12.188625</text:p>
          </table:table-cell>
          <table:table-cell table:style-name="ce1" table:formula="of:=[.B18]/32182" office:value-type="float" office:value="0.000378740444969237" calcext:value-type="float">
            <text:p>0.00037874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831883" calcext:value-type="float">
            <text:p>11.831883</text:p>
          </table:table-cell>
          <table:table-cell table:style-name="ce1" table:formula="of:=[.B19]/32182" office:value-type="float" office:value="0.000367655304207321" calcext:value-type="float">
            <text:p>0.00036765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852161" calcext:value-type="float">
            <text:p>11.852161</text:p>
          </table:table-cell>
          <table:table-cell table:style-name="ce1" table:formula="of:=[.B20]/32182" office:value-type="float" office:value="0.000368285407992045" calcext:value-type="float">
            <text:p>0.00036828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858755" calcext:value-type="float">
            <text:p>11.858755</text:p>
          </table:table-cell>
          <table:table-cell table:style-name="ce1" table:formula="of:=[.B21]/32182" office:value-type="float" office:value="0.000368490305139519" calcext:value-type="float">
            <text:p>0.00036849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913133" calcext:value-type="float">
            <text:p>11.913133</text:p>
          </table:table-cell>
          <table:table-cell table:style-name="ce1" table:formula="of:=[.B22]/32182" office:value-type="float" office:value="0.000370180007457585" calcext:value-type="float">
            <text:p>0.00037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982103" calcext:value-type="float">
            <text:p>11.982103</text:p>
          </table:table-cell>
          <table:table-cell table:style-name="ce1" table:formula="of:=[.B23]/32182" office:value-type="float" office:value="0.000372323130942763" calcext:value-type="float">
            <text:p>0.00037232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990968" calcext:value-type="float">
            <text:p>11.990968</text:p>
          </table:table-cell>
          <table:table-cell table:style-name="ce1" table:formula="of:=[.B24]/32182" office:value-type="float" office:value="0.000372598595488161" calcext:value-type="float">
            <text:p>0.00037259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121301" calcext:value-type="float">
            <text:p>12.121301</text:p>
          </table:table-cell>
          <table:table-cell table:style-name="ce1" table:formula="of:=[.B25]/32182" office:value-type="float" office:value="0.000376648468087751" calcext:value-type="float">
            <text:p>0.00037664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108102" calcext:value-type="float">
            <text:p>12.108102</text:p>
          </table:table-cell>
          <table:table-cell table:style-name="ce1" table:formula="of:=[.B26]/32182" office:value-type="float" office:value="0.000376238331986825" calcext:value-type="float">
            <text:p>0.00037623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129196" calcext:value-type="float">
            <text:p>12.129196</text:p>
          </table:table-cell>
          <table:table-cell table:style-name="ce1" table:formula="of:=[.B27]/32182" office:value-type="float" office:value="0.0003768937915605" calcext:value-type="float">
            <text:p>0.00037689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214526" calcext:value-type="float">
            <text:p>12.214526</text:p>
          </table:table-cell>
          <table:table-cell table:style-name="ce1" table:formula="of:=[.B28]/32182" office:value-type="float" office:value="0.000379545273755515" calcext:value-type="float">
            <text:p>0.00037954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.706021" calcext:value-type="float">
            <text:p>17.706021</text:p>
          </table:table-cell>
          <table:table-cell table:style-name="ce1" table:formula="of:=[.B29]/32182" office:value-type="float" office:value="0.000550183984836244" calcext:value-type="float">
            <text:p>0.0005501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76648" calcext:value-type="float">
            <text:p>17.76648</text:p>
          </table:table-cell>
          <table:table-cell table:style-name="ce1" table:formula="of:=[.B30]/32182" office:value-type="float" office:value="0.000552062643713877" calcext:value-type="float">
            <text:p>0.00055206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.778477" calcext:value-type="float">
            <text:p>17.778477</text:p>
          </table:table-cell>
          <table:table-cell table:style-name="ce1" table:formula="of:=[.B31]/32182" office:value-type="float" office:value="0.000552435429743335" calcext:value-type="float">
            <text:p>0.00055243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.82165" calcext:value-type="float">
            <text:p>17.82165</text:p>
          </table:table-cell>
          <table:table-cell table:style-name="ce1" table:formula="of:=[.B32]/32182" office:value-type="float" office:value="0.000553776956062395" calcext:value-type="float">
            <text:p>0.0005537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.856725" calcext:value-type="float">
            <text:p>17.856725</text:p>
          </table:table-cell>
          <table:table-cell table:style-name="ce1" table:formula="of:=[.B33]/32182" office:value-type="float" office:value="0.00055486685103474" calcext:value-type="float">
            <text:p>0.00055486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985824" calcext:value-type="float">
            <text:p>17.985824</text:p>
          </table:table-cell>
          <table:table-cell table:style-name="ce1" table:formula="of:=[.B34]/32182" office:value-type="float" office:value="0.000558878379218197" calcext:value-type="float">
            <text:p>0.00055887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.948617" calcext:value-type="float">
            <text:p>17.948617</text:p>
          </table:table-cell>
          <table:table-cell table:style-name="ce1" table:formula="of:=[.B35]/32182" office:value-type="float" office:value="0.000557722236032565" calcext:value-type="float">
            <text:p>0.00055772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.986832" calcext:value-type="float">
            <text:p>17.986832</text:p>
          </table:table-cell>
          <table:table-cell table:style-name="ce1" table:formula="of:=[.B36]/32182" office:value-type="float" office:value="0.000558909701075135" calcext:value-type="float">
            <text:p>0.00055890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.092881" calcext:value-type="float">
            <text:p>18.092881</text:p>
          </table:table-cell>
          <table:table-cell table:style-name="ce1" table:formula="of:=[.B37]/32182" office:value-type="float" office:value="0.000562204990367286" calcext:value-type="float">
            <text:p>0.0005622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.976834" calcext:value-type="float">
            <text:p>17.976834</text:p>
          </table:table-cell>
          <table:table-cell table:style-name="ce1" table:formula="of:=[.B38]/32182" office:value-type="float" office:value="0.000558599030513952" calcext:value-type="float">
            <text:p>0.0005585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.110406" calcext:value-type="float">
            <text:p>18.110406</text:p>
          </table:table-cell>
          <table:table-cell table:style-name="ce1" table:formula="of:=[.B39]/32182" office:value-type="float" office:value="0.000562749549437574" calcext:value-type="float">
            <text:p>0.00056274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205277" calcext:value-type="float">
            <text:p>18.205277</text:p>
          </table:table-cell>
          <table:table-cell table:style-name="ce1" table:formula="of:=[.B40]/32182" office:value-type="float" office:value="0.00056569750170903" calcext:value-type="float">
            <text:p>0.00056569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.282637" calcext:value-type="float">
            <text:p>18.282637</text:p>
          </table:table-cell>
          <table:table-cell table:style-name="ce1" table:formula="of:=[.B41]/32182" office:value-type="float" office:value="0.000568101329935989" calcext:value-type="float">
            <text:p>0.00056810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.30907" calcext:value-type="float">
            <text:p>18.30907</text:p>
          </table:table-cell>
          <table:table-cell table:style-name="ce1" table:formula="of:=[.B42]/32182" office:value-type="float" office:value="0.000568922689702318" calcext:value-type="float">
            <text:p>0.00056892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.665908" calcext:value-type="float">
            <text:p>23.665908</text:p>
          </table:table-cell>
          <table:table-cell table:style-name="ce1" table:formula="of:=[.B43]/32182" office:value-type="float" office:value="0.000735377167360636" calcext:value-type="float">
            <text:p>0.00073537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.79423" calcext:value-type="float">
            <text:p>23.79423</text:p>
          </table:table-cell>
          <table:table-cell table:style-name="ce1" table:formula="of:=[.B44]/32182" office:value-type="float" office:value="0.000739364551612703" calcext:value-type="float">
            <text:p>0.00073936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.780336" calcext:value-type="float">
            <text:p>23.780336</text:p>
          </table:table-cell>
          <table:table-cell table:style-name="ce1" table:formula="of:=[.B45]/32182" office:value-type="float" office:value="0.00073893281958859" calcext:value-type="float">
            <text:p>0.00073893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.838936" calcext:value-type="float">
            <text:p>23.838936</text:p>
          </table:table-cell>
          <table:table-cell table:style-name="ce1" table:formula="of:=[.B46]/32182" office:value-type="float" office:value="0.000740753713255857" calcext:value-type="float">
            <text:p>0.00074075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.815742" calcext:value-type="float">
            <text:p>23.815742</text:p>
          </table:table-cell>
          <table:table-cell table:style-name="ce1" table:formula="of:=[.B47]/32182" office:value-type="float" office:value="0.00074003299981356" calcext:value-type="float">
            <text:p>0.0007400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.957494" calcext:value-type="float">
            <text:p>23.957494</text:p>
          </table:table-cell>
          <table:table-cell table:style-name="ce1" table:formula="of:=[.B48]/32182" office:value-type="float" office:value="0.000744437698092101" calcext:value-type="float">
            <text:p>0.00074443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.003803" calcext:value-type="float">
            <text:p>24.003803</text:p>
          </table:table-cell>
          <table:table-cell table:style-name="ce1" table:formula="of:=[.B49]/32182" office:value-type="float" office:value="0.000745876670188304" calcext:value-type="float">
            <text:p>0.00074587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980336" calcext:value-type="float">
            <text:p>23.980336</text:p>
          </table:table-cell>
          <table:table-cell table:style-name="ce1" table:formula="of:=[.B50]/32182" office:value-type="float" office:value="0.000745147473743086" calcext:value-type="float">
            <text:p>0.00074514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.027814" calcext:value-type="float">
            <text:p>24.027814</text:p>
          </table:table-cell>
          <table:table-cell table:style-name="ce1" table:formula="of:=[.B51]/32182" office:value-type="float" office:value="0.000746622770492822" calcext:value-type="float">
            <text:p>0.00074662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.177771" calcext:value-type="float">
            <text:p>24.177771</text:p>
          </table:table-cell>
          <table:table-cell table:style-name="ce1" table:formula="of:=[.B52]/32182" office:value-type="float" office:value="0.000751282424958051" calcext:value-type="float">
            <text:p>0.00075128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.299494" calcext:value-type="float">
            <text:p>24.299494</text:p>
          </table:table-cell>
          <table:table-cell table:style-name="ce1" table:formula="of:=[.B53]/32182" office:value-type="float" office:value="0.00075506475669629" calcext:value-type="float">
            <text:p>0.00075506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.24377" calcext:value-type="float">
            <text:p>24.24377</text:p>
          </table:table-cell>
          <table:table-cell table:style-name="ce1" table:formula="of:=[.B54]/32182" office:value-type="float" office:value="0.000753333229755764" calcext:value-type="float">
            <text:p>0.00075333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.337143" calcext:value-type="float">
            <text:p>24.337143</text:p>
          </table:table-cell>
          <table:table-cell table:style-name="ce1" table:formula="of:=[.B55]/32182" office:value-type="float" office:value="0.000756234634267603" calcext:value-type="float">
            <text:p>0.00075623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.392355" calcext:value-type="float">
            <text:p>24.392355</text:p>
          </table:table-cell>
          <table:table-cell table:style-name="ce1" table:formula="of:=[.B56]/32182" office:value-type="float" office:value="0.000757950251693493" calcext:value-type="float">
            <text:p>0.00075795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.714979" calcext:value-type="float">
            <text:p>29.714979</text:p>
          </table:table-cell>
          <table:table-cell table:style-name="ce1" table:formula="of:=[.B57]/32182" office:value-type="float" office:value="0.000923341588465602" calcext:value-type="float">
            <text:p>0.00092334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.816141" calcext:value-type="float">
            <text:p>29.816141</text:p>
          </table:table-cell>
          <table:table-cell table:style-name="ce1" table:formula="of:=[.B58]/32182" office:value-type="float" office:value="0.000926485022683488" calcext:value-type="float">
            <text:p>0.0009264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.824234" calcext:value-type="float">
            <text:p>29.824234</text:p>
          </table:table-cell>
          <table:table-cell table:style-name="ce1" table:formula="of:=[.B59]/32182" office:value-type="float" office:value="0.000926736498663849" calcext:value-type="float">
            <text:p>0.00092673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.917539" calcext:value-type="float">
            <text:p>29.917539</text:p>
          </table:table-cell>
          <table:table-cell table:style-name="ce1" table:formula="of:=[.B60]/32182" office:value-type="float" office:value="0.000929635790193276" calcext:value-type="float">
            <text:p>0.00092963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.888045" calcext:value-type="float">
            <text:p>29.888045</text:p>
          </table:table-cell>
          <table:table-cell table:style-name="ce1" table:formula="of:=[.B61]/32182" office:value-type="float" office:value="0.000928719315145112" calcext:value-type="float">
            <text:p>0.00092871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9.946354" calcext:value-type="float">
            <text:p>29.946354</text:p>
          </table:table-cell>
          <table:table-cell table:style-name="ce1" table:formula="of:=[.B62]/32182" office:value-type="float" office:value="0.000930531166490585" calcext:value-type="float">
            <text:p>0.00093053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.959711" calcext:value-type="float">
            <text:p>29.959711</text:p>
          </table:table-cell>
          <table:table-cell table:style-name="ce1" table:formula="of:=[.B63]/32182" office:value-type="float" office:value="0.000930946212168293" calcext:value-type="float">
            <text:p>0.00093094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.032309" calcext:value-type="float">
            <text:p>30.032309</text:p>
          </table:table-cell>
          <table:table-cell table:style-name="ce1" table:formula="of:=[.B64]/32182" office:value-type="float" office:value="0.000933202069479833" calcext:value-type="float">
            <text:p>0.00093320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.156221" calcext:value-type="float">
            <text:p>30.156221</text:p>
          </table:table-cell>
          <table:table-cell table:style-name="ce1" table:formula="of:=[.B65]/32182" office:value-type="float" office:value="0.000937052420607793" calcext:value-type="float">
            <text:p>0.00093705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.321248" calcext:value-type="float">
            <text:p>30.321248</text:p>
          </table:table-cell>
          <table:table-cell table:style-name="ce1" table:formula="of:=[.B66]/32182" office:value-type="float" office:value="0.000942180349263563" calcext:value-type="float">
            <text:p>0.00094218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.340348" calcext:value-type="float">
            <text:p>30.340348</text:p>
          </table:table-cell>
          <table:table-cell table:style-name="ce1" table:formula="of:=[.B67]/32182" office:value-type="float" office:value="0.000942773848735318" calcext:value-type="float">
            <text:p>0.00094277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.40541" calcext:value-type="float">
            <text:p>30.40541</text:p>
          </table:table-cell>
          <table:table-cell table:style-name="ce1" table:formula="of:=[.B68]/32182" office:value-type="float" office:value="0.000944795537878317" calcext:value-type="float">
            <text:p>0.00094479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.537018" calcext:value-type="float">
            <text:p>30.537018</text:p>
          </table:table-cell>
          <table:table-cell table:style-name="ce1" table:formula="of:=[.B69]/32182" office:value-type="float" office:value="0.000948885028898142" calcext:value-type="float">
            <text:p>0.0009488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.649285" calcext:value-type="float">
            <text:p>30.649285</text:p>
          </table:table-cell>
          <table:table-cell table:style-name="ce1" table:formula="of:=[.B70]/32182" office:value-type="float" office:value="0.000952373531787956" calcext:value-type="float">
            <text:p>0.00095237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.837313" calcext:value-type="float">
            <text:p>35.837313</text:p>
          </table:table-cell>
          <table:table-cell table:style-name="ce1" table:formula="of:=[.B71]/32182" office:value-type="float" office:value="0.00111358253060717" calcext:value-type="float">
            <text:p>0.00111358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.74775" calcext:value-type="float">
            <text:p>35.74775</text:p>
          </table:table-cell>
          <table:table-cell table:style-name="ce1" table:formula="of:=[.B72]/32182" office:value-type="float" office:value="0.00111079951525698" calcext:value-type="float">
            <text:p>0.00111079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.92459" calcext:value-type="float">
            <text:p>35.92459</text:p>
          </table:table-cell>
          <table:table-cell table:style-name="ce1" table:formula="of:=[.B73]/32182" office:value-type="float" office:value="0.00111629451246038" calcext:value-type="float">
            <text:p>0.00111629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.943082" calcext:value-type="float">
            <text:p>35.943082</text:p>
          </table:table-cell>
          <table:table-cell table:style-name="ce1" table:formula="of:=[.B74]/32182" office:value-type="float" office:value="0.00111686911938351" calcext:value-type="float">
            <text:p>0.00111686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.047137" calcext:value-type="float">
            <text:p>36.047137</text:p>
          </table:table-cell>
          <table:table-cell table:style-name="ce1" table:formula="of:=[.B75]/32182" office:value-type="float" office:value="0.00112010244857374" calcext:value-type="float">
            <text:p>0.00112010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.009391" calcext:value-type="float">
            <text:p>36.009391</text:p>
          </table:table-cell>
          <table:table-cell table:style-name="ce1" table:formula="of:=[.B76]/32182" office:value-type="float" office:value="0.00111892955689516" calcext:value-type="float">
            <text:p>0.00111892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.286332" calcext:value-type="float">
            <text:p>36.286332</text:p>
          </table:table-cell>
          <table:table-cell table:style-name="ce1" table:formula="of:=[.B77]/32182" office:value-type="float" office:value="0.00112753501957616" calcext:value-type="float">
            <text:p>0.0011275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.222398" calcext:value-type="float">
            <text:p>36.222398</text:p>
          </table:table-cell>
          <table:table-cell table:style-name="ce1" table:formula="of:=[.B78]/32182" office:value-type="float" office:value="0.00112554838108259" calcext:value-type="float">
            <text:p>0.00112554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.314328" calcext:value-type="float">
            <text:p>36.314328</text:p>
          </table:table-cell>
          <table:table-cell table:style-name="ce1" table:formula="of:=[.B79]/32182" office:value-type="float" office:value="0.00112840494686471" calcext:value-type="float">
            <text:p>0.00112840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.223738" calcext:value-type="float">
            <text:p>36.223738</text:p>
          </table:table-cell>
          <table:table-cell table:style-name="ce1" table:formula="of:=[.B80]/32182" office:value-type="float" office:value="0.00112559001926543" calcext:value-type="float">
            <text:p>0.001125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.397895" calcext:value-type="float">
            <text:p>36.397895</text:p>
          </table:table-cell>
          <table:table-cell table:style-name="ce1" table:formula="of:=[.B81]/32182" office:value-type="float" office:value="0.00113100164688335" calcext:value-type="float">
            <text:p>0.00113100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.562789" calcext:value-type="float">
            <text:p>36.562789</text:p>
          </table:table-cell>
          <table:table-cell table:style-name="ce1" table:formula="of:=[.B82]/32182" office:value-type="float" office:value="0.00113612544279411" calcext:value-type="float">
            <text:p>0.00113612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.651684" calcext:value-type="float">
            <text:p>37.651684</text:p>
          </table:table-cell>
          <table:table-cell table:style-name="ce1" table:formula="of:=[.B83]/32182" office:value-type="float" office:value="0.00116996097197191" calcext:value-type="float">
            <text:p>0.0011699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.80966" calcext:value-type="float">
            <text:p>36.80966</text:p>
          </table:table-cell>
          <table:table-cell table:style-name="ce1" table:formula="of:=[.B84]/32182" office:value-type="float" office:value="0.00114379653222298" calcext:value-type="float">
            <text:p>0.00114379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1.828793" calcext:value-type="float">
            <text:p>41.828793</text:p>
          </table:table-cell>
          <table:table-cell table:style-name="ce1" table:formula="of:=[.B85]/32182" office:value-type="float" office:value="0.00129975741097508" calcext:value-type="float">
            <text:p>0.00129975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.856777" calcext:value-type="float">
            <text:p>41.856777</text:p>
          </table:table-cell>
          <table:table-cell table:style-name="ce1" table:formula="of:=[.B86]/32182" office:value-type="float" office:value="0.00130062696538438" calcext:value-type="float">
            <text:p>0.0013006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.945328" calcext:value-type="float">
            <text:p>41.945328</text:p>
          </table:table-cell>
          <table:table-cell table:style-name="ce1" table:formula="of:=[.B87]/32182" office:value-type="float" office:value="0.00130337853458455" calcext:value-type="float">
            <text:p>0.00130337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1.961937" calcext:value-type="float">
            <text:p>41.961937</text:p>
          </table:table-cell>
          <table:table-cell table:style-name="ce1" table:formula="of:=[.B88]/32182" office:value-type="float" office:value="0.00130389463053881" calcext:value-type="float">
            <text:p>0.00130389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.025367" calcext:value-type="float">
            <text:p>42.025367</text:p>
          </table:table-cell>
          <table:table-cell table:style-name="ce1" table:formula="of:=[.B89]/32182" office:value-type="float" office:value="0.00130586560810391" calcext:value-type="float">
            <text:p>0.00130586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.271977" calcext:value-type="float">
            <text:p>42.271977</text:p>
          </table:table-cell>
          <table:table-cell table:style-name="ce1" table:formula="of:=[.B90]/32182" office:value-type="float" office:value="0.00131352858740911" calcext:value-type="float">
            <text:p>0.00131352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394184" calcext:value-type="float">
            <text:p>42.394184</text:p>
          </table:table-cell>
          <table:table-cell table:style-name="ce1" table:formula="of:=[.B91]/32182" office:value-type="float" office:value="0.0013173259586104" calcext:value-type="float">
            <text:p>0.0013173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2.353133" calcext:value-type="float">
            <text:p>42.353133</text:p>
          </table:table-cell>
          <table:table-cell table:style-name="ce1" table:formula="of:=[.B92]/32182" office:value-type="float" office:value="0.00131605036977192" calcext:value-type="float">
            <text:p>0.00131605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.356336" calcext:value-type="float">
            <text:p>42.356336</text:p>
          </table:table-cell>
          <table:table-cell table:style-name="ce1" table:formula="of:=[.B93]/32182" office:value-type="float" office:value="0.00131614989745821" calcext:value-type="float">
            <text:p>0.00131614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.404434" calcext:value-type="float">
            <text:p>42.404434</text:p>
          </table:table-cell>
          <table:table-cell table:style-name="ce1" table:formula="of:=[.B94]/32182" office:value-type="float" office:value="0.00131764445963582" calcext:value-type="float">
            <text:p>0.00131764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.719898" calcext:value-type="float">
            <text:p>42.719898</text:p>
          </table:table-cell>
          <table:table-cell table:style-name="ce1" table:formula="of:=[.B95]/32182" office:value-type="float" office:value="0.00132744695792679" calcext:value-type="float">
            <text:p>0.0013274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.672336" calcext:value-type="float">
            <text:p>42.672336</text:p>
          </table:table-cell>
          <table:table-cell table:style-name="ce1" table:formula="of:=[.B96]/32182" office:value-type="float" office:value="0.00132596905102231" calcext:value-type="float">
            <text:p>0.00132596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.713531" calcext:value-type="float">
            <text:p>42.713531</text:p>
          </table:table-cell>
          <table:table-cell table:style-name="ce1" table:formula="of:=[.B97]/32182" office:value-type="float" office:value="0.00132724911441178" calcext:value-type="float">
            <text:p>0.00132724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.750887" calcext:value-type="float">
            <text:p>42.750887</text:p>
          </table:table-cell>
          <table:table-cell table:style-name="ce1" table:formula="of:=[.B98]/32182" office:value-type="float" office:value="0.00132840988751476" calcext:value-type="float">
            <text:p>0.00132840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7.815715" calcext:value-type="float">
            <text:p>47.815715</text:p>
          </table:table-cell>
          <table:table-cell table:style-name="ce1" table:formula="of:=[.B99]/32182" office:value-type="float" office:value="0.00148579065937481" calcext:value-type="float">
            <text:p>0.00148579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.863813" calcext:value-type="float">
            <text:p>47.863813</text:p>
          </table:table-cell>
          <table:table-cell table:style-name="ce1" table:formula="of:=[.B100]/32182" office:value-type="float" office:value="0.00148728522155242" calcext:value-type="float">
            <text:p>0.00148728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7.956164" calcext:value-type="float">
            <text:p>47.956164</text:p>
          </table:table-cell>
          <table:table-cell table:style-name="ce1" table:formula="of:=[.B101]/32182" office:value-type="float" office:value="0.00149015486918153" calcext:value-type="float">
            <text:p>0.00149015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7.998695" calcext:value-type="float">
            <text:p>47.998695</text:p>
          </table:table-cell>
          <table:table-cell table:style-name="ce1" table:formula="of:=[.B102]/32182" office:value-type="float" office:value="0.00149147644646075" calcext:value-type="float">
            <text:p>0.001491476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.786734" calcext:value-type="float">
            <text:p>49.786734</text:p>
          </table:table-cell>
          <table:table-cell table:style-name="ce1" table:formula="of:=[.B103]/32182" office:value-type="float" office:value="0.00154703666645951" calcext:value-type="float">
            <text:p>0.00154703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8.03191" calcext:value-type="float">
            <text:p>48.03191</text:p>
          </table:table-cell>
          <table:table-cell table:style-name="ce1" table:formula="of:=[.B104]/32182" office:value-type="float" office:value="0.00149250854514946" calcext:value-type="float">
            <text:p>0.00149250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.157816" calcext:value-type="float">
            <text:p>48.157816</text:p>
          </table:table-cell>
          <table:table-cell table:style-name="ce1" table:formula="of:=[.B105]/32182" office:value-type="float" office:value="0.00149642085637934" calcext:value-type="float">
            <text:p>0.00149642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8.484809" calcext:value-type="float">
            <text:p>48.484809</text:p>
          </table:table-cell>
          <table:table-cell table:style-name="ce1" table:formula="of:=[.B106]/32182" office:value-type="float" office:value="0.00150658159840905" calcext:value-type="float">
            <text:p>0.00150658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.097707" calcext:value-type="float">
            <text:p>48.097707</text:p>
          </table:table-cell>
          <table:table-cell table:style-name="ce1" table:formula="of:=[.B107]/32182" office:value-type="float" office:value="0.00149455307314648" calcext:value-type="float">
            <text:p>0.00149455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.377605" calcext:value-type="float">
            <text:p>48.377605</text:p>
          </table:table-cell>
          <table:table-cell table:style-name="ce1" table:formula="of:=[.B108]/32182" office:value-type="float" office:value="0.00150325041948916" calcext:value-type="float">
            <text:p>0.001503250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8.53148" calcext:value-type="float">
            <text:p>48.53148</text:p>
          </table:table-cell>
          <table:table-cell table:style-name="ce1" table:formula="of:=[.B109]/32182" office:value-type="float" office:value="0.00150803181902927" calcext:value-type="float">
            <text:p>0.00150803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.833711" calcext:value-type="float">
            <text:p>48.833711</text:p>
          </table:table-cell>
          <table:table-cell table:style-name="ce1" table:formula="of:=[.B110]/32182" office:value-type="float" office:value="0.00151742312472811" calcext:value-type="float">
            <text:p>0.00151742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.904293" calcext:value-type="float">
            <text:p>48.904293</text:p>
          </table:table-cell>
          <table:table-cell table:style-name="ce1" table:formula="of:=[.B111]/32182" office:value-type="float" office:value="0.00151961633832577" calcext:value-type="float">
            <text:p>0.001519616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8.792063" calcext:value-type="float">
            <text:p>48.792063</text:p>
          </table:table-cell>
          <table:table-cell table:style-name="ce1" table:formula="of:=[.B112]/32182" office:value-type="float" office:value="0.00151612898514698" calcext:value-type="float">
            <text:p>0.0015161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3.837598" calcext:value-type="float">
            <text:p>53.837598</text:p>
          </table:table-cell>
          <table:table-cell table:style-name="ce1" table:formula="of:=[.B113]/32182" office:value-type="float" office:value="0.00167291026039401" calcext:value-type="float">
            <text:p>0.00167291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3.963457" calcext:value-type="float">
            <text:p>53.963457</text:p>
          </table:table-cell>
          <table:table-cell table:style-name="ce1" table:formula="of:=[.B114]/32182" office:value-type="float" office:value="0.00167682111118016" calcext:value-type="float">
            <text:p>0.00167682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4.00657" calcext:value-type="float">
            <text:p>54.00657</text:p>
          </table:table-cell>
          <table:table-cell table:style-name="ce1" table:formula="of:=[.B115]/32182" office:value-type="float" office:value="0.00167816077310298" calcext:value-type="float">
            <text:p>0.001678160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4.096484" calcext:value-type="float">
            <text:p>54.096484</text:p>
          </table:table-cell>
          <table:table-cell table:style-name="ce1" table:formula="of:=[.B116]/32182" office:value-type="float" office:value="0.00168095469517121" calcext:value-type="float">
            <text:p>0.00168095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4.031734" calcext:value-type="float">
            <text:p>54.031734</text:p>
          </table:table-cell>
          <table:table-cell table:style-name="ce1" table:formula="of:=[.B117]/32182" office:value-type="float" office:value="0.0016789427008887" calcext:value-type="float">
            <text:p>0.00167894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.131012" calcext:value-type="float">
            <text:p>54.131012</text:p>
          </table:table-cell>
          <table:table-cell table:style-name="ce1" table:formula="of:=[.B118]/32182" office:value-type="float" office:value="0.00168202759306445" calcext:value-type="float">
            <text:p>0.001682027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4.280727" calcext:value-type="float">
            <text:p>54.280727</text:p>
          </table:table-cell>
          <table:table-cell table:style-name="ce1" table:formula="of:=[.B119]/32182" office:value-type="float" office:value="0.00168667972779815" calcext:value-type="float">
            <text:p>0.00168667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4.392812" calcext:value-type="float">
            <text:p>54.392812</text:p>
          </table:table-cell>
          <table:table-cell table:style-name="ce1" table:formula="of:=[.B120]/32182" office:value-type="float" office:value="0.00169016257535268" calcext:value-type="float">
            <text:p>0.00169016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4.565113" calcext:value-type="float">
            <text:p>54.565113</text:p>
          </table:table-cell>
          <table:table-cell table:style-name="ce1" table:formula="of:=[.B121]/32182" office:value-type="float" office:value="0.00169551653098005" calcext:value-type="float">
            <text:p>0.001695516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4.55952" calcext:value-type="float">
            <text:p>54.55952</text:p>
          </table:table-cell>
          <table:table-cell table:style-name="ce1" table:formula="of:=[.B122]/32182" office:value-type="float" office:value="0.00169534273817662" calcext:value-type="float">
            <text:p>0.00169534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4.747453" calcext:value-type="float">
            <text:p>54.747453</text:p>
          </table:table-cell>
          <table:table-cell table:style-name="ce1" table:formula="of:=[.B123]/32182" office:value-type="float" office:value="0.00170118243117271" calcext:value-type="float">
            <text:p>0.00170118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.964906" calcext:value-type="float">
            <text:p>54.964906</text:p>
          </table:table-cell>
          <table:table-cell table:style-name="ce1" table:formula="of:=[.B124]/32182" office:value-type="float" office:value="0.00170793940712199" calcext:value-type="float">
            <text:p>0.001707939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5.054527" calcext:value-type="float">
            <text:p>55.054527</text:p>
          </table:table-cell>
          <table:table-cell table:style-name="ce1" table:formula="of:=[.B125]/32182" office:value-type="float" office:value="0.00171072422472189" calcext:value-type="float">
            <text:p>0.00171072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5.053027" calcext:value-type="float">
            <text:p>55.053027</text:p>
          </table:table-cell>
          <table:table-cell table:style-name="ce1" table:formula="of:=[.B126]/32182" office:value-type="float" office:value="0.00171067761481574" calcext:value-type="float">
            <text:p>0.00171067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9.999016" calcext:value-type="float">
            <text:p>59.999016</text:p>
          </table:table-cell>
          <table:table-cell table:style-name="ce1" table:formula="of:=[.B127]/32182" office:value-type="float" office:value="0.00186436567025045" calcext:value-type="float">
            <text:p>0.00186436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9.753344" calcext:value-type="float">
            <text:p>59.753344</text:p>
          </table:table-cell>
          <table:table-cell table:style-name="ce1" table:formula="of:=[.B128]/32182" office:value-type="float" office:value="0.00185673183767323" calcext:value-type="float">
            <text:p>0.0018567318</text:p>
          </table:table-cell>
        </table:table-row>
        <table:table-row table:style-name="ro1" table:number-rows-repeated="104844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 style:data-style-name="N2" text:time-value="0000-00-00T09:27:45.331231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8T05:21:39.697582720</meta:creation-date>
    <dc:date>2014-08-12T09:30:10.298355513</dc:date>
    <meta:editing-duration>PT25S</meta:editing-duration>
    <meta:editing-cycles>4</meta:editing-cycles>
    <meta:generator>LibreOffice/4.1.6.2$Linux_X86_64 LibreOffice_project/410$Build-2</meta:generator>
    <meta:document-statistic meta:table-count="1" meta:cell-count="384" meta:object-count="0"/>
  </office:meta>
</office:document-meta>
</file>